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 style:master-page-name="First_20_Page">
      <style:table-properties style:width="16.88cm" fo:margin-left="-0.191cm" style:page-number="auto" table:align="left" style:writing-mode="lr-tb"/>
    </style:style>
    <style:style style:name="Таблица1.A" style:family="table-column">
      <style:table-column-properties style:column-width="16.88cm"/>
    </style:style>
    <style:style style:name="Таблица1.1" style:family="table-row">
      <style:table-row-properties style:min-row-height="2.198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4.84cm"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style:min-row-height="0.353cm" fo:keep-together="auto"/>
    </style:style>
    <style:style style:name="Таблица2" style:family="table">
      <style:table-properties style:width="16.845cm" table:align="left" style:writing-mode="lr-tb"/>
    </style:style>
    <style:style style:name="Таблица2.A" style:family="table-column">
      <style:table-column-properties style:column-width="4.253cm"/>
    </style:style>
    <style:style style:name="Таблица2.B" style:family="table-column">
      <style:table-column-properties style:column-width="5.59cm"/>
    </style:style>
    <style:style style:name="Таблица2.C" style:family="table-column">
      <style:table-column-properties style:column-width="7.00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701cm" fo:margin-left="-0.191cm" table:align="left" style:writing-mode="lr-tb"/>
    </style:style>
    <style:style style:name="Таблица3.A" style:family="table-column">
      <style:table-column-properties style:column-width="6.541cm"/>
    </style:style>
    <style:style style:name="Таблица3.B" style:family="table-column">
      <style:table-column-properties style:column-width="10.1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Table">
      <style:text-properties style:font-size-complex="10pt"/>
    </style:style>
    <style:style style:name="P2" style:family="paragraph" style:parent-style-name="Table">
      <style:paragraph-properties fo:text-align="end" style:justify-single-word="false"/>
    </style:style>
    <style:style style:name="P3" style:family="paragraph" style:parent-style-name="Table">
      <style:paragraph-properties fo:text-align="end" style:justify-single-word="false" style:snap-to-layout-grid="false"/>
    </style:style>
    <style:style style:name="P4" style:family="paragraph" style:parent-style-name="Table">
      <style:paragraph-properties style:snap-to-layout-grid="false"/>
    </style:style>
    <style:style style:name="P5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P6" style:family="paragraph" style:parent-style-name="Table">
      <style:paragraph-properties fo:text-align="center" style:justify-single-word="false"/>
    </style:style>
    <style:style style:name="P7" style:family="paragraph" style:parent-style-name="Table">
      <style:paragraph-properties style:snap-to-layout-grid="false"/>
      <style:text-properties fo:color="#ffffff"/>
    </style:style>
    <style:style style:name="P8" style:family="paragraph" style:parent-style-name="Table">
      <style:paragraph-properties style:snap-to-layout-grid="false"/>
      <style:text-properties fo:color="#ffffff" fo:language="en" fo:country="US"/>
    </style:style>
    <style:style style:name="P9" style:family="paragraph" style:parent-style-name="Table">
      <style:paragraph-properties style:snap-to-layout-grid="false"/>
      <style:text-properties fo:language="en" fo:country="US"/>
    </style:style>
    <style:style style:name="P10" style:family="paragraph" style:parent-style-name="Header">
      <style:text-properties fo:language="en" fo:country="US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>
        <style:tab-stops>
          <style:tab-stop style:position="1.27cm"/>
          <style:tab-stop style:position="16.482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3366ff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text-properties fo:background-color="transparent"/>
    </style:style>
    <style:style style:name="P16" style:family="paragraph" style:parent-style-name="Standard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2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3" style:family="paragraph" style:parent-style-name="Standard" style:list-style-name="L1"/>
    <style:style style:name="P24" style:family="paragraph" style:parent-style-name="Standard" style:list-style-name="L2"/>
    <style:style style:name="P25" style:family="paragraph" style:parent-style-name="Standard" style:list-style-name="L3"/>
    <style:style style:name="P26" style:family="paragraph" style:parent-style-name="Standard" style:list-style-name="L4"/>
    <style:style style:name="P27" style:family="paragraph" style:parent-style-name="Heading_20_3">
      <style:text-properties fo:background-color="transparent"/>
    </style:style>
    <style:style style:name="P28" style:family="paragraph" style:parent-style-name="Heading_20_3">
      <style:text-properties style:font-size-complex="10pt"/>
    </style:style>
    <style:style style:name="P29" style:family="paragraph" style:parent-style-name="Комментарий" style:list-style-name="WW8Num46"/>
    <style:style style:name="P30" style:family="paragraph" style:parent-style-name="Комментарий" style:list-style-name="WW8Num80"/>
    <style:style style:name="P31" style:family="paragraph" style:parent-style-name="Комментарий" style:list-style-name="WW8Num14"/>
    <style:style style:name="P32" style:family="paragraph" style:parent-style-name="Комментарий" style:list-style-name="WW8Num48"/>
    <style:style style:name="P33" style:family="paragraph" style:parent-style-name="Комментарий" style:list-style-name="WW8Num37"/>
    <style:style style:name="P34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size-complex="10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Wingdings"/>
    </style:style>
    <style:style style:name="T7" style:family="text">
      <style:text-properties fo:language="ru" fo:country="RU"/>
    </style:style>
    <style:style style:name="T8" style:family="text">
      <style:text-properties fo:background-color="#ffff00"/>
    </style:style>
    <style:style style:name="T9" style:family="text">
      <style:text-properties fo:background-color="transparen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background-color="#ffff00" style:font-style-asian="normal" style:font-style-complex="normal"/>
    </style:style>
    <style:style style:name="T12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Heading_20_5"/>
          </table:table-cell>
        </table:table-row>
        <table:table-row table:style-name="Таблица1.2">
          <table:table-cell table:style-name="Таблица1.A1" office:value-type="string">
            <text:p text:style-name="Heading_20_5"/>
          </table:table-cell>
        </table:table-row>
        <table:table-row table:style-name="Таблица1.3">
          <table:table-cell table:style-name="Таблица1.A1" office:value-type="string">
            <text:p text:style-name="P14">BigSpace</text:p>
          </table:table-cell>
        </table:table-row>
        <table:table-row table:style-name="Таблица1.4">
          <table:table-cell table:style-name="Таблица1.A1" office:value-type="string">
            <text:p text:style-name="P11">Дизайн-документ</text:p>
            <text:p text:style-name="P12"/>
            <text:p text:style-name="P12"/>
            <text:p text:style-name="P12">Автор: Александр Гранин</text:p>
          </table:table-cell>
        </table:table-row>
      </table:table>
      <text:p text:style-name="P18">Содержание: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1"><text:a xlink:type="simple" xlink:href="#__RefHeading__20_113153493" text:style-name="Index_20_Link" text:visited-style-name="Index_20_Link">1. Введение<text:tab/>3</text:a></text:p>
          <text:p text:style-name="P21"><text:a xlink:type="simple" xlink:href="#__RefHeading__22_113153493" text:style-name="Index_20_Link" text:visited-style-name="Index_20_Link">2. Концепция<text:tab/>4</text:a></text:p>
          <text:p text:style-name="P20"><text:a xlink:type="simple" xlink:href="#__RefHeading__24_113153493" text:style-name="Index_20_Link" text:visited-style-name="Index_20_Link">2.1. Введение<text:tab/>4</text:a></text:p>
          <text:p text:style-name="P20"><text:a xlink:type="simple" xlink:href="#__RefHeading__26_113153493" text:style-name="Index_20_Link" text:visited-style-name="Index_20_Link">2.2. Платформа, жанр и аудитория<text:tab/>4</text:a></text:p>
          <text:p text:style-name="P20"><text:a xlink:type="simple" xlink:href="#__RefHeading__28_113153493" text:style-name="Index_20_Link" text:visited-style-name="Index_20_Link">2.3. Основные особенности игры<text:tab/>4</text:a></text:p>
          <text:p text:style-name="P20"><text:a xlink:type="simple" xlink:href="#__RefHeading__30_113153493" text:style-name="Index_20_Link" text:visited-style-name="Index_20_Link">2.4. Описание игры<text:tab/>5</text:a></text:p>
          <text:p text:style-name="P20"><text:a xlink:type="simple" xlink:href="#__RefHeading__32_113153493" text:style-name="Index_20_Link" text:visited-style-name="Index_20_Link">2.5. Предпосылки создания<text:tab/>5</text:a></text:p>
          <text:p text:style-name="P20"><text:a xlink:type="simple" xlink:href="#__RefHeading__34_113153493" text:style-name="Index_20_Link" text:visited-style-name="Index_20_Link">2.6. Платформа<text:tab/>5</text:a></text:p>
          <text:p text:style-name="P21"><text:a xlink:type="simple" xlink:href="#__RefHeading__36_113153493" text:style-name="Index_20_Link" text:visited-style-name="Index_20_Link">3. Функциональная спецификация<text:tab/>6</text:a></text:p>
          <text:p text:style-name="P20"><text:a xlink:type="simple" xlink:href="#__RefHeading__38_113153493" text:style-name="Index_20_Link" text:visited-style-name="Index_20_Link">3.1. Принципы игры <text:tab/>6</text:a></text:p>
          <text:p text:style-name="P22"><text:a xlink:type="simple" xlink:href="#__RefHeading__40_113153493" text:style-name="Index_20_Link" text:visited-style-name="Index_20_Link">3.1.1. Задачи игрока<text:tab/>6</text:a></text:p>
          <text:p text:style-name="P22"><text:a xlink:type="simple" xlink:href="#__RefHeading__1059_1709361289" text:style-name="Index_20_Link" text:visited-style-name="Index_20_Link">3.1.2. Суть игрового процесса<text:tab/>7</text:a></text:p>
          <text:p text:style-name="P22"><text:a xlink:type="simple" xlink:href="#__RefHeading__42_113153493" text:style-name="Index_20_Link" text:visited-style-name="Index_20_Link">3.1.3. Ход игры и сюжет<text:tab/>7</text:a></text:p>
          <text:p text:style-name="P20"><text:a xlink:type="simple" xlink:href="#__RefHeading__44_113153493" text:style-name="Index_20_Link" text:visited-style-name="Index_20_Link">3.2. Физическая модель<text:tab/>7</text:a></text:p>
          <text:p text:style-name="P22"><text:a xlink:type="simple" xlink:href="#__RefHeading__1061_1709361289" text:style-name="Index_20_Link" text:visited-style-name="Index_20_Link">3.2.1. Описание мира<text:tab/>7</text:a></text:p>
          <text:p text:style-name="P22"><text:a xlink:type="simple" xlink:href="#__RefHeading__1063_1709361289" text:style-name="Index_20_Link" text:visited-style-name="Index_20_Link">3.2.2. Игровая инфраструктура: концепции<text:tab/>8</text:a></text:p>
          <text:p text:style-name="P22"><text:a xlink:type="simple" xlink:href="#__RefHeading__1065_1709361289" text:style-name="Index_20_Link" text:visited-style-name="Index_20_Link">3.2.3. Игровая механика: Энергия<text:tab/>9</text:a></text:p>
          <text:p text:style-name="P22"><text:a xlink:type="simple" xlink:href="#__RefHeading__1067_1709361289" text:style-name="Index_20_Link" text:visited-style-name="Index_20_Link">3.2.4. Игровая механика: Время<text:tab/>9</text:a></text:p>
          <text:p text:style-name="P22"><text:a xlink:type="simple" xlink:href="#__RefHeading__1069_1709361289" text:style-name="Index_20_Link" text:visited-style-name="Index_20_Link">3.2.5. Игровая механика: Время<text:tab/>10</text:a></text:p>
          <text:p text:style-name="P20"><text:a xlink:type="simple" xlink:href="#__RefHeading__46_113153493" text:style-name="Index_20_Link" text:visited-style-name="Index_20_Link">3.3. Персонаж игрока<text:tab/>11</text:a></text:p>
          <text:p text:style-name="P20"><text:a xlink:type="simple" xlink:href="#__RefHeading__48_113153493" text:style-name="Index_20_Link" text:visited-style-name="Index_20_Link">3.4. Элементы игры<text:tab/>11</text:a></text:p>
          <text:p text:style-name="P20"><text:a xlink:type="simple" xlink:href="#__RefHeading__50_113153493" text:style-name="Index_20_Link" text:visited-style-name="Index_20_Link">3.5. «Искусственный интеллект»<text:tab/>11</text:a></text:p>
          <text:p text:style-name="P20"><text:a xlink:type="simple" xlink:href="#__RefHeading__52_113153493" text:style-name="Index_20_Link" text:visited-style-name="Index_20_Link">3.6. Многопользовательский режим<text:tab/>11</text:a></text:p>
          <text:p text:style-name="P20"><text:a xlink:type="simple" xlink:href="#__RefHeading__54_113153493" text:style-name="Index_20_Link" text:visited-style-name="Index_20_Link">3.7. Интерфейс пользователя <text:tab/>11</text:a></text:p>
          <text:p text:style-name="P22"><text:a xlink:type="simple" xlink:href="#__RefHeading__56_113153493" text:style-name="Index_20_Link" text:visited-style-name="Index_20_Link">3.7.1. Блок-схема<text:tab/>11</text:a></text:p>
          <text:p text:style-name="P22"><text:a xlink:type="simple" xlink:href="#__RefHeading__58_113153493" text:style-name="Index_20_Link" text:visited-style-name="Index_20_Link">3.7.2. Функциональное описание и управление<text:tab/>12</text:a></text:p>
          <text:p text:style-name="P22"><text:a xlink:type="simple" xlink:href="#__RefHeading__60_113153493" text:style-name="Index_20_Link" text:visited-style-name="Index_20_Link">3.7.3. Объекты интерфейса пользователя<text:tab/>12</text:a></text:p>
          <text:p text:style-name="P20"><text:a xlink:type="simple" xlink:href="#__RefHeading__62_113153493" text:style-name="Index_20_Link" text:visited-style-name="Index_20_Link">3.8. Графика и видео<text:tab/>12</text:a></text:p>
          <text:p text:style-name="P22"><text:a xlink:type="simple" xlink:href="#__RefHeading__64_113153493" text:style-name="Index_20_Link" text:visited-style-name="Index_20_Link">3.8.1. Общее описание<text:tab/>12</text:a></text:p>
          <text:p text:style-name="P22"><text:a xlink:type="simple" xlink:href="#__RefHeading__66_113153493" text:style-name="Index_20_Link" text:visited-style-name="Index_20_Link">3.8.2. Двумерная графика и анимация<text:tab/>12</text:a></text:p>
          <text:p text:style-name="P22"><text:a xlink:type="simple" xlink:href="#__RefHeading__68_113153493" text:style-name="Index_20_Link" text:visited-style-name="Index_20_Link">3.8.3. Трехмерная графика и анимация<text:tab/>12</text:a></text:p>
          <text:p text:style-name="P22"><text:a xlink:type="simple" xlink:href="#__RefHeading__70_113153493" text:style-name="Index_20_Link" text:visited-style-name="Index_20_Link">3.8.4. Анимационные вставки<text:tab/>12</text:a></text:p>
          <text:p text:style-name="P20"><text:a xlink:type="simple" xlink:href="#__RefHeading__72_113153493" text:style-name="Index_20_Link" text:visited-style-name="Index_20_Link">3.9. Звуки и музыка <text:tab/>13</text:a></text:p>
          <text:p text:style-name="P22"><text:a xlink:type="simple" xlink:href="#__RefHeading__74_113153493" text:style-name="Index_20_Link" text:visited-style-name="Index_20_Link">3.9.1. Общее описание<text:tab/>13</text:a></text:p>
          <text:p text:style-name="P22"><text:a xlink:type="simple" xlink:href="#__RefHeading__76_113153493" text:style-name="Index_20_Link" text:visited-style-name="Index_20_Link">3.9.2. Звук и звуковые эффекты<text:tab/>13</text:a></text:p>
          <text:p text:style-name="P22"><text:a xlink:type="simple" xlink:href="#__RefHeading__78_113153493" text:style-name="Index_20_Link" text:visited-style-name="Index_20_Link">3.9.3. Музыка<text:tab/>13</text:a></text:p>
          <text:p text:style-name="P20"><text:a xlink:type="simple" xlink:href="#__RefHeading__80_113153493" text:style-name="Index_20_Link" text:visited-style-name="Index_20_Link">3.10. Описание уровней<text:tab/>13</text:a></text:p>
          <text:p text:style-name="P22"><text:a xlink:type="simple" xlink:href="#__RefHeading__82_113153493" text:style-name="Index_20_Link" text:visited-style-name="Index_20_Link">3.10.1. Общее описание дизайна уровней<text:tab/>13</text:a></text:p>
          <text:p text:style-name="P22"><text:a xlink:type="simple" xlink:href="#__RefHeading__84_113153493" text:style-name="Index_20_Link" text:visited-style-name="Index_20_Link">3.10.2. Диаграмма взаимного расположения уровней<text:tab/>13</text:a></text:p>
          <text:p text:style-name="P22"><text:a xlink:type="simple" xlink:href="#__RefHeading__86_113153493" text:style-name="Index_20_Link" text:visited-style-name="Index_20_Link">3.10.3. График введения новых объектов<text:tab/>13</text:a></text:p>
          <text:p text:style-name="P21"><text:a xlink:type="simple" xlink:href="#__RefHeading__88_113153493" text:style-name="Index_20_Link" text:visited-style-name="Index_20_Link">4. Контакты<text:tab/>15</text:a></text:p>
        </text:index-body>
      </text:table-of-content>
      <text:p text:style-name="P13"/>
      <text:p text:style-name="Standard"/>
      <text:h text:style-name="Heading_20_1" text:outline-level="1"><text:bookmark-start text:name="_Ref46212530"/><text:bookmark-start text:name="__RefHeading__20_113153493"/>Введение<text:bookmark-end text:name="_Ref46212530"/><text:bookmark-end text:name="__RefHeading__20_113153493"/></text:h>
      <text:p text:style-name="Комментарий">Приведите в этом разделе информацию, необходимую перед прочтением данного документа:</text:p>
      <text:list xml:id="list1210503538" text:style-name="WW8Num46">
        <text:list-item>
          <text:p text:style-name="P29">Комментарии по организации содержимого документа</text:p>
        </text:list-item>
        <text:list-item>
          <text:p text:style-name="P29">Ссылки на и используемые материалы, копирайты и прочее</text:p>
        </text:list-item>
        <text:list-item>
          <text:p text:style-name="P29">История изменений документа</text:p>
        </text:list-item>
        <text:list-item>
          <text:p text:style-name="P29">Список авторов</text:p>
        </text:list-item>
        <text:list-item>
          <text:p text:style-name="P29">Условные обозначения, сокращения и другие соглашения</text:p>
        </text:list-item>
        <text:list-item>
          <text:p text:style-name="P29">Любые сведения, которые необходимы для прочтения документа </text:p>
        </text:list-item>
      </text:list>
      <text:h text:style-name="Heading_20_1" text:outline-level="1"><text:bookmark-start text:name="_Ref46203453"/><text:bookmark-start text:name="__RefHeading__22_113153493"/>Концепция<text:bookmark-end text:name="_Ref46203453"/><text:bookmark-end text:name="__RefHeading__22_113153493"/></text:h>
      <text:p text:style-name="Комментарий"/>
      <text:h text:style-name="Heading_20_2" text:outline-level="2"><text:bookmark-start text:name="__RefHeading__24_113153493"/>Введение<text:bookmark-end text:name="__RefHeading__24_113153493"/></text:h>
      <text:p text:style-name="Standard">Выполняя плановую работу по обслуживанию околоземной космической станции, борт-инженер, чье имя не раскрывается, вышел в открытый космос. Работа проходила в штатном режиме 29 минут из запланированных 40. 10 последних минут были резервными, но космонавт успешно справился с работой и без них, - осталось только вернуться на борт. Однако ровно через 30 минут (с точностью до секунды) после выхода в открытый космос неподалеку от космической станции появляется аномалия в видимом положении звезд, и на долю мгновения космонавт попадает в нее. Он лишается материального тела и в виде чистой энергии оказывается на борту неизвестного космического корабля, далеко от Солнечной системы по расстоянию и по времени. <text:span text:style-name="T7">Теперь он один-на-один с большим </text:span>космосом...</text:p>
      <text:h text:style-name="Heading_20_2" text:outline-level="2"><text:bookmark-start text:name="__RefHeading__26_113153493"/>Платформа, жанр и аудитория<text:bookmark-end text:name="__RefHeading__26_113153493"/></text:h>
      <text:p text:style-name="Standard">BigSpace — научно-фантастическая игра с видом от первого лица. Жанр — смешанный: трехмерный космический симулятор с элементами Exploring / <text:span text:style-name="T3">Adventure</text:span>, стратегии реального времени <text:span text:style-name="T3">(RTS)</text:span> и программирования. Платформа — PC.</text:p>
      <text:p text:style-name="Standard">Игра ориентирована на достаточно широкую аудиторию, однако наиболее интересна будет тем, кто ищет романтику космоса и увлечен его изучением. Игра предлагает продуманный сюжет, нестандартные концепции и, как следствие, особенный геймплей.</text:p>
      <text:p text:style-name="Standard">Программируемые элементы игры являются существенной, но не ограничивающей частью геймлея. Алгоритмы и программы могут быть написаны игроком и/или приобретены за пределами игры. Для тех, кому недоступно ни то, ни другое, игра остается полноценной, хотя и не оптимальной.</text:p>
      <text:p text:style-name="Standard">Игра не содержит запрещающего контента. Минимальный возраст игрока — 14 лет.</text:p>
      <text:p text:style-name="P19">Игра не использует торговые марки или другую собственность, подлежащую лицензированию.</text:p>
      <text:h text:style-name="Heading_20_2" text:outline-level="2"><text:bookmark-start text:name="__RefHeading__28_113153493"/>Основные особенности игры<text:bookmark-end text:name="__RefHeading__28_113153493"/></text:h>
      <text:p text:style-name="Standard">Ключевые особенности (<text:span text:style-name="T3">USP</text:span> – <text:span text:style-name="T3">unique</text:span> <text:span text:style-name="T3">selling</text:span> <text:span text:style-name="T3">points</text:span>):</text:p>
      <text:list xml:id="list1860071200" text:style-name="L1">
        <text:list-item>
          <text:p text:style-name="P23">Мистерия, романтика и ощущение огромного космического пространства. Атмосферность игры — одна из главных особенностей.</text:p>
        </text:list-item>
        <text:list-item>
          <text:p text:style-name="P23">Изменяемые алгоритмы, управляющие игровыми объектами.</text:p>
        </text:list-item>
        <text:list-item>
          <text:p text:style-name="P23">Время как важная концепция. Путешествие во времени по особым законам.</text:p>
        </text:list-item>
        <text:list-item>
          <text:p text:style-name="P23">Процедурная генерация мира.</text:p>
        </text:list-item>
        <text:list-item>
          <text:p text:style-name="P23">Правдоподобная физическая модель космоса + логически обоснованная фантастическая модель космоса.</text:p>
        </text:list-item>
        <text:list-item>
          <text:p text:style-name="P23">Разнообразные реальные объекты космоса.</text:p>
        </text:list-item>
        <text:list-item>
          <text:p text:style-name="P23">Разнообразные фантастические объекты космоса, обусловленные фантастической моделью.</text:p>
        </text:list-item>
        <text:list-item>
          <text:p text:style-name="P23">Продуманный, логически обоснованный сюжет, завязанный на фантастическую и реальную модель космоса.</text:p>
        </text:list-item>
        <text:list-item>
          <text:p text:style-name="P23"><text:soft-page-break/>Свобода действий, не требующая следования сюжету.</text:p>
        </text:list-item>
        <text:list-item>
          <text:p text:style-name="P23">Полноцветные космические пейзажи, как реальные, так и построенные на основе фантастической модели космоса.</text:p>
        </text:list-item>
        <text:list-item>
          <text:p text:style-name="P23">Противник с необычной психологией.</text:p>
        </text:list-item>
        <text:list-item>
          <text:p text:style-name="P23">Особый геймплей.</text:p>
        </text:list-item>
      </text:list>
      <text:p text:style-name="P19">Игра пригодна для издания на западном рынке.</text:p>
      <text:p text:style-name="Комментарий">Укажите также примерный объем игры (в часах прохождения или других единицах).</text:p>
      <text:h text:style-name="Heading_20_2" text:outline-level="2"><text:bookmark-start text:name="__RefHeading__30_113153493"/>Описание игры<text:bookmark-end text:name="__RefHeading__30_113153493"/></text:h>
      <text:p text:style-name="Комментарий">Основной раздел концепции игры. Здесь необходимо донести саму суть игры с точки зрения игрока. У читателя должно сложиться представление о том, какого рода эта игра и как будут выглядеть действия игрока.</text:p>
      <text:h text:style-name="Heading_20_2" text:outline-level="2"><text:bookmark-start text:name="__RefHeading__32_113153493"/>Предпосылки создания<text:bookmark-end text:name="__RefHeading__32_113153493"/></text:h>
      <text:p text:style-name="Комментарий">Обоснование того, что эта игра имеет «право на жизнь». Укажите кратко: </text:p>
      <text:list xml:id="list92156511" text:continue-list="list1210503538" text:style-name="WW8Num46">
        <text:list-item>
          <text:p text:style-name="P29">общие тенденции рынка в этом направлении</text:p>
        </text:list-item>
        <text:list-item>
          <text:p text:style-name="P29">вопросы, связанные с лицензированием (если используется)</text:p>
        </text:list-item>
      </text:list>
      <text:h text:style-name="Heading_20_2" text:outline-level="2"><text:bookmark-start text:name="_Ref46138760"/><text:bookmark-start text:name="_Ref46138777"/><text:bookmark-start text:name="__RefHeading__34_113153493"/>Платформа<text:bookmark-end text:name="_Ref46138760"/><text:bookmark-end text:name="_Ref46138777"/><text:bookmark-end text:name="__RefHeading__34_113153493"/></text:h>
      <text:p text:style-name="Комментарий">Перечислите платформы, на которых планируется создание игры. Для РС-платформы укажите минимальные и рекомендуемые системные требования. Если игра требует дополнительного оборудования (например, модем), укажите это. <text:s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Table">Требования</text:p>
          </table:table-cell>
          <table:table-cell table:style-name="Таблица2.A1" office:value-type="string">
            <text:p text:style-name="Шапка_20_таблицы">Минимальные</text:p>
          </table:table-cell>
          <table:table-cell table:style-name="Таблица2.C1" office:value-type="string">
            <text:p text:style-name="Шапка_20_таблицы">Рекомендуемые</text:p>
          </table:table-cell>
        </table:table-row>
        <table:table-row table:style-name="Таблица2.1">
          <table:table-cell table:style-name="Таблица2.A1" office:value-type="string">
            <text:p text:style-name="Table">Операционная система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Процессор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ОЗУ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CD-ROM привод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Свободное место на HDD</text:p>
          </table:table-cell>
          <table:table-cell table:style-name="Таблица2.A1" office:value-type="string">
            <text:p text:style-name="P8"/>
          </table:table-cell>
          <table:table-cell table:style-name="Таблица2.C1" office:value-type="string">
            <text:p text:style-name="P4"><text:span text:style-name="Strong_20_Emphasis"><text:span text:style-name="T4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Видео карта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Звуковая карта</text:p>
          </table:table-cell>
          <table:table-cell table:style-name="Таблица2.A1" office:value-type="string">
            <text:p text:style-name="P4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Управление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</table:table>
      <text:h text:style-name="Heading_20_1" text:outline-level="1"><text:bookmark-start text:name="_Ref46203462"/><text:bookmark-start text:name="__RefHeading__36_113153493"/>Функциональная спецификация<text:bookmark-end text:name="_Ref46203462"/><text:bookmark-end text:name="__RefHeading__36_113153493"/></text:h>
      <text:p text:style-name="Комментарий">Функциональная спецификация – основное описание игры с точки зрения игрока. Именно здесь раскрываются все возможности игры. Избегайте технических деталей или выкладок с точки зрения разработчика. Содержание данного раздела рассматривается как предстоящий объем разработки – по умолчанию принимается, что все возможности, изложенные здесь, будут реализованы, а то, что не упоминается – нет.</text:p>
      <text:p text:style-name="Комментарий">Объем может очень существенно отличаться по жанрам, качеству проработке и т.д., но вместить изложение всех игровых вопросов в 20 страниц вряд ли реально.</text:p>
      <text:h text:style-name="Heading_20_2" text:outline-level="2"><text:bookmark-start text:name="__RefHeading__38_113153493"/>Принципы игры <text:bookmark-end text:name="__RefHeading__38_113153493"/></text:h>
      <text:h text:style-name="Heading_20_3" text:outline-level="3"><text:bookmark-start text:name="__RefHeading__40_113153493"/>Задачи игрока<text:bookmark-end text:name="__RefHeading__40_113153493"/></text:h>
      <text:p text:style-name="Standard">Игроку предлагается изучать космос, путешествуя по нему на космических кораблях и развивая инфраструктуру, необходимую для этого. По сюжету игра начинается с того, что игрок попадает на свой первый корабль. Корабль представляет собой космическую фабрику, исследовательский инструмент, центр управления инфраструктурой и средство перемещения в пространстве-времени. Все функции корабля доступны сразу же, никаких ограничений нет; но неопытный игрок о них не знает и не умеет ими пользоваться. Его первой большой задачей станет изучение возможностей корабля.</text:p>
      <text:p text:style-name="Standard">Через некоторое время после старта игрок повстречается с инопланетным разумом. Будет показано, что пришелец делает нечто с пространством-временем. Контакта он всячески избегает и быстро удаляется в глубокий космос, но его действия вызывают череду событий. Пришелец, ведомый неизвестной целью, создает особые точки - «гранулы». Гранулы изменяют свойства окружающего пространства-времени. В частности, материя разрушается при контакте с гранулами. Чем больше хаотически разбросанных гранул, тем глобальнее разрушения. Однако же при недостатке гранул проявляется обратный эффект: рождается неконтролируемое количество пространства-времени, что приводит к образованию различных физических аномалий. Гранулы являются инвариантами в пространстве-времени и обладают особыми свойствами, которые игрок должен изучить и как-то использовать. В некоторый момент станет ясно, что если не противостоять пришельцу, то хаотично созданные гранулы могут привести к разрушению галактики.</text:p>
      <text:p text:style-name="Standard">Вскоре игроку станет ясно, что существует некий процесс, охватывающий весь корабль. Этот процесс влияет на его состояние, и чем дольше он длится, тем сильнее влияние. В определенный момент корабль выходит из строя и разрушается. Этот процесс, называемый временной энтропией, - следствие того, что корабль переместился во времени назад, в прошлое. При некоторых условиях она способна разрушить тело-носитель, а также возможны другие опасные последствия. Энтропия является обратной связью и одним из ограничений на путешествия во времени, она развивается по определенным законам, и с ней можно бороться. Игрок должен в некоторый срок что-либо сделать с кораблем, чтобы продолжить игру после его разрушения.</text:p>
      <text:p text:style-name="Standard">Возможно перемещение во времени. (<text:span text:style-name="T8">TBD: время как игровая концепция. Описать законы перемещения во времени, как разрешаются парадоксы, что есть временная энтропия, что происходит с точки зрения мира при попадании в него иновременного объекта, что видит игрок, какие варианты геймплея становятся доступны, как еще можно использовать эту концепцию, что нужно для ее реализации, какие требования к ней.</text:span>)</text:p>
      <text:p text:style-name="Standard"/>
      <text:p text:style-name="Standard"/>
      <text:p text:style-name="Standard"><text:soft-page-break/></text:p>
      <text:p text:style-name="Standard">Для решения задач у игрока имеется ряд инструментов. Прежде всего, это корабль, оснащенный различными механизмами, и некоторые позволяют создавать другие механизмы и корабли. (<text:span text:style-name="T8">TBD: задачи игрока. Закончить описание.</text:span>)</text:p>
      <text:h text:style-name="Heading_20_3" text:outline-level="3"><text:bookmark-start text:name="__RefHeading__1059_1709361289"/>Суть игрового процесса<text:bookmark-end text:name="__RefHeading__1059_1709361289"/></text:h>
      <text:p text:style-name="Standard">Главным местом игрока является корабль. Игрок может выходить в открытый космос и отлетать недалеко от корабля или другого объекта. Игрок состоит из тахионов, так что ему не нужен скафандр, но можно взять с собой переносной интерфейс управления, по функциональности аналогичный пульту управления корабля. (<text:span text:style-name="T8">TBD</text:span>)</text:p>
      <text:p text:style-name="Standard">Управление космическими кораблями в игре преимущественно непрямое, большую часть работы за игрока выполняет автопилот. Ручное управление возможно.</text:p>
      <text:p text:style-name="Standard">Масштабы космоса, объектов, расстояния до объектов показываются через сравнение, методом перспективы, специальными интерфейсами, накладываемыми на изображение космоса в иллюминаторе, масштабированными направляющими.</text:p>
      <text:p text:style-name="Standard"><text:span text:style-name="T10">(Interface1.png)</text:span></text:p>
      <text:p text:style-name="Standard"><text:span text:style-name="T10">Значительную часть времени игрок должен развивать инфраструктуру. Он может создавать объекты по имеющимся в базе данных эскизам, либо спроектировать их сам. Строительство по большей части непрямое, с помощью роботов (</text:span><text:span text:style-name="T11">TBD: роботы. Нужны ли?</text:span><text:span text:style-name="T10">), но возможно и прямое. (</text:span><text:span text:style-name="T11">TBD</text:span><text:span text:style-name="T10">)</text:span></text:p>
      <text:p text:style-name="Standard"><text:span text:style-name="T10">Игроку необходимо добывать энергию трех видов. Энергия накапливается, транспортируется, преобразуется в игровые объекты.</text:span></text:p>
      <text:p text:style-name="Standard"><text:span text:style-name="T10">Для достижения большей эффективности игрок перепрограммирует алгоритмы, по которым работают все инфраструктурные объекты. Некоторые алгоритмы могут быть получены вместе с трофейными объектами. Какие-то алгоритмы могут быть даны сразу же в нескольких версиях, но доступ к следующей версии дается по наступлению определенных событий. Есть алгоритмы универсальные, а есть специфические для данного объекта. (</text:span><text:span text:style-name="T11">TBD</text:span><text:span text:style-name="T10">)</text:span></text:p>
      <text:p text:style-name="Standard">(<text:span text:style-name="T8">TBD</text:span>)</text:p>
      <text:h text:style-name="Heading_20_3" text:outline-level="3"><text:bookmark-start text:name="_Ref46138734"/><text:bookmark-start text:name="__RefHeading__42_113153493"/>Ход игры и сюжет<text:bookmark-end text:name="_Ref46138734"/><text:bookmark-end text:name="__RefHeading__42_113153493"/></text:h>
      <text:p text:style-name="Standard">Игра начинается с ролика, в котором космонавт возвращается на борт космической станции после успешных работ в открытом космосе. Работы по плану должны длиться 40 минут, но космонавт справляется за 28. Неспешно он покидает рабочую площадку с темной стороны станции и движется к люку. Часы фиксируют 30-ю минуту, и в этот момент с точностью до секунды недалеко от станции проявляется аномалия пространства-времени. Космонавт попадает в облако аномалии, которое лишает его материального тела и перекидывает на чужой корабль неизвестного происхождения. С этого момента начинается игра.</text:p>
      <text:p text:style-name="Standard">С самого начала игрок предоставляется самому себе, теперь он волен решать, что делать дальше, ему предоставляется полная свобода перемещения по кораблю и взаимодействию с ним. Но покамест он об этом не знает. Он оказывается в устройстве, которое служит для захвата небольших энергетических объектов окружающего пространства. Он выбирается из помещения и попадает в коммуникационные коридоры корабля. Следуя интуитивному маршруту, он находит рубку корабля — большое помещение с двумя огромными сферическими стенами. В фокусе одной из них находится площадка с интерфейсом управления, имеющим минимум элементов. Игрок по трапу попадает на площадку и видит пульт управления. Определенное действие (нажатие рычага, кнопки или простое прикосновение) включает пульт. Сферическая стена оживает и раздвигается, - перед игроком открывается огромный космос, видимый <text:soft-page-break/>через иллюминатор. На иллюминаторе может быть отображен интерактивный интерфейс бортового компьютера. Игрок может отдавать команды, вводить данные, показывать и скрывать области, совершать иные многочисленные действия, влияющие на игровой процесс. В частности, можно управлять системами корабля, и направить его в космический полет.</text:p>
      <text:p text:style-name="Standard">(<text:span text:style-name="T8">TBD: сюжет, геймплей.</text:span>)</text:p>
      <text:p text:style-name="Standard"/>
      <text:p text:style-name="Комментарий">В этом разделе раскройте, как приведенные в предыдущем разделе игровые действия будут использоваться игроком. Опишите типичный «сеанс» игры.</text:p>
      <text:p text:style-name="Комментарий">Или здесь или в отдельном разделе приведите сюжет игры и (или) историю игровой вселенной.</text:p>
      <text:h text:style-name="Heading_20_2" text:outline-level="2"><text:bookmark-start text:name="_Ref46138253"/><text:bookmark-start text:name="_Ref46138307"/><text:bookmark-start text:name="_Ref46138349"/><text:bookmark-start text:name="_Ref46138365"/><text:bookmark-start text:name="__RefHeading__44_113153493"/>Физическая модель<text:bookmark-end text:name="__RefHeading__44_113153493"/></text:h>
      <text:h text:style-name="Heading_20_3" text:outline-level="3"><text:bookmark-start text:name="__RefHeading__1061_1709361289"/>Описание мира<text:bookmark-end text:name="__RefHeading__1061_1709361289"/></text:h>
      <text:p text:style-name="Standard">Мир представляет собой огромное пространство, образованное галактикой «Млечный путь» и прилегающими областями. Он наполнен традиционными космическими объектами: звездами, планетами, астероидами, черными дырами, туманностями, кометами, нейтронными звездами и другими. Их модель близка к реальной: имеется гравитация, излучение. Мир развивается во времени: планеты и спутники вращаются вокруг звезд, кометы путешествуют по пространству звездных систем, черные дыры притягивают и разрушают вещество, туманности расползаются, и так далее.</text:p>
      <text:p text:style-name="Standard">Кроме обычной материи в мире существует фантастическая, образованная особыми частицами — тахионами<text:note text:id="ftn1" text:note-class="footnote"><text:note-citation>1</text:note-citation><text:note-body><text:p text:style-name="Footnote">«Сверхсветовое движение: сверхсветовые частицы», «Тахион», Википедия.</text:p></text:note-body></text:note>. Из них состоят все важные игровые объекты: игрок, корабль, инфраструктура, материальное воплощение инопланетного разума. Существуют гранулы — особые точки пространства, каждая из которых как-то взаимодействует с обычным веществом, а также генерирует космические аномалии по сложному алгоритму (<text:span text:style-name="T8">TBD: гранулы.</text:span>). Аномалии — это области, в которых законы мира неким образом искажаются, что влияет на игровую ситуацию в целом. Например, есть анизотропные области, есть непроходимые, когда летишь в одном направлении, но не сдвигаешься с места, есть частично проходимые, есть опасные, прочие. Аномалии возникают не только из-за влияния гранул, но и при прочих условиях. (<text:span text:style-name="T8">TBD: аномалии.</text:span>)</text:p>
      <text:p text:style-name="Standard">Мир генерируется процедурным образом в соответствии с известными данными по космосу, содержащимися в астрономических каталогах. Детализация мира крайне высока, вплоть до десятиметровых астероидов.</text:p>
      <text:p text:style-name="Standard">Излучение от объектов проходит реальное расстояние, прежде чем попасть в сенсоры устройств. Информация переносится со скоростью света. Таким образом, видимый мир всегда отличается от реального.</text:p>
      <text:p text:style-name="P19">Есть идея генерировать достаточно случайный мир, принимая за энтропию информацию из меняющегося Интернета. Однако пока не ясно, будет ли данный подход полезен.</text:p>
      <text:h text:style-name="Heading_20_3" text:outline-level="3">Физика мира</text:h>
      <text:p text:style-name="Standard">(<text:span text:style-name="T8">TBD</text:span>)</text:p>
      <text:h text:style-name="Heading_20_3" text:outline-level="3"><text:bookmark-start text:name="__RefHeading__1063_1709361289"/>Игровая инфраструктура: концепции<text:bookmark-end text:name="__RefHeading__1063_1709361289"/></text:h>
      <text:p text:style-name="Standard">Игрок непосредственно взаимодействует с различными объектами, из них наиболее важны корабль и космические инфраструктурные сооружения. У каждого из этих <text:soft-page-break/>объектов в основе лежат несколько видов элементов, сочетающихся по принципу конструктора. Сами элементы по легенде состоят из тахионов; главная их форма — куб, но возможны и иные формы. Их комбинаторика представляет собой материальный язык высокого уровня, присутствующий прямо в игре. (<text:span text:style-name="T8">TBD: язык программирования.</text:span>) Любые части корабля, собранные из элементов, функционируют согласно программам, воплощенным также в виде элементов, — то есть, не делается концептуальных различий между материей и взаимодействием (<text:span text:style-name="T8">TBD: элементы. Описать механику, законы, форму и содержание, виды, варианты взаимодействия, способы использования, сценарии</text:span>).</text:p>
      <text:p text:style-name="Standard">Поначалу все алгоритмы первого корабля — базовые и примитивные, так как он отправлен в прошлое «налегке»<text:note text:id="ftn2" text:note-class="footnote"><text:note-citation>2</text:note-citation><text:note-body><text:p text:style-name="Footnote">Перемещение во времени имеет свою цену, и чем сложнее объект, тем выше риски и штрафы. Поэтому почти все объекты из будущего достаточно примитивны.</text:p></text:note-body></text:note>. Игрок может заменять старые неэффективные алгоритмы, разрабатывая новые с помощью бортового компьютера<text:note text:id="ftn3" text:note-class="footnote"><text:note-citation>3</text:note-citation><text:note-body><text:p text:style-name="Footnote">Вероятно, бортовой компьютер настолько сложен, что представляет собой монолитный объект, который хоть и состоит из тех же элементов, но они «заморожены», и его структура игроку недоступна. Заморозка помогает компьютеру переместиться во времени без штрафов, но ценой становится неизменяемость замороженного объекта. Вероятно, для заморозки необходимо поместить объект в специальный элемент.</text:p></text:note-body></text:note>, что влияет на различные характеристики корабля и инфраструктурных сооружений. Например, можно увеличить разрешение сканера, дальность и объем пересылаемой трансмиттером информации (<text:span text:style-name="T8">TBD: трансмиттер</text:span>), скорость накопления и преобразования энергии, устойчивость к внешним факторам... Программирование алгоритмов — одна из ключевых концепций игры, вносящая значительное разнообразие в геймплей. (<text:span text:style-name="T8">TBD: концепция изменяемых алгоритмов. Версионность, структура хранения, интерфейс пользователя для манипулирования алгоритмами, прочие источники алгоритмов, взаимодополняемость, список, контракты, параметры, требования.</text:span>) Что именно будет программировать и конструировать игрок, жестко не регламентируется; язык элементов обладает Тьюринг-полнотой, причем его материальное представление позволяет делать совершенно невероятные вещи даже тем, кто с программированием знаком только поверхностно (<text:span text:style-name="T8">TBD: требования к языку программирования и к игроку</text:span>). Игрок может строить целые заводы, города, вычислительные машины, огромные космические флоты, даже настоящие «Звезды Смерти» - в космосе полно места для любых фантазий. Концептуальных ограничений нет, внутриигровые ресурсы восполнимы, однако всегда есть неизбежные ограничения реального мира. (<text:span text:style-name="T8">TBD: требования к аппаратуре.</text:span>)</text:p>
      <text:p text:style-name="Standard">Главным игровым ресурсом служит энергия трех видов: синяя, зеленая, красная. <text:span text:style-name="T9">(</text:span><text:span text:style-name="T8">TBD: энергия. Определить виды энергии более конкретно, расписать свойства, отличия, назначение, варианты использования, способы добычи, редкость, важность, доступность.</text:span><text:span text:style-name="T9">) Э</text:span>нергия добывается из звезд с помощью накопителей (<text:span text:style-name="T8">TBD: накопитель</text:span>), а также очень медленно восполняется сама внутри специальных хранилищ, которые улавливают реликтовое излучение. <text:span text:style-name="T9">(</text:span><text:span text:style-name="T8">TBD: хранилища. Картинка с самовосстановлением энергии.</text:span><text:span text:style-name="T9">) Энергия передается по коммуникациям в структуре элементов, а также может быть передана через пространство между двумя трансляторами (</text:span><text:span text:style-name="T8">TBD: транслятор. Уточнить название, описать свойства, внешний вид, варианты взаимодействия, способы использования</text:span><text:span text:style-name="T9">). Причем она должна быть предварительно архивирована для более эффективной передачи; вырожденный алгоритм архивации, когда архив представляет собой исходный объект, создается для трансляторов по умолчанию и может быть заменен на собственный. Кроме того, на передачу влияет окружающее пространство: если оно пусто, передача будет успешной, но если имеются какие-либо аномалии, препятствия и иные негативные эффекты, то в информации могут возникнуть искажения. Также важны расстояние и время, нужное для его преодоления. В общем случае передача ведется со скоростью света. (</text:span><text:span text:style-name="T8">TBD: законы передачи энергии. Только ли со скоростью света? Или есть случаи, когда быстрее/медленнее скорости света?</text:span><text:span text:style-name="T9">)</text:span></text:p>
      <text:p text:style-name="Standard"><text:soft-page-break/><text:span text:style-name="T9">Энергию можно конвертировать из одного вида в другой с некоторым КПД по определенному алгоритму с помощью преобразователя. Алгоритм может быть такой, что КПД получится более 100%, тогда вокруг преобразователя будут возникать аномалии, компенсирующие эту разницу в виду закона сохранения энергии. (</text:span><text:span text:style-name="T8">TBD: преобразователь. Законы конвертации энергии.</text:span><text:span text:style-name="T9">)</text:span></text:p>
      <text:h text:style-name="P27" text:outline-level="3"><text:bookmark-start text:name="__RefHeading__1065_1709361289"/>Игровая механика: Энергия<text:bookmark-end text:name="__RefHeading__1065_1709361289"/></text:h>
      <text:p text:style-name="P15">Энергия бывает трех видов: синяя, зеленая, красная. (<text:span text:style-name="T8">TBD</text:span>)</text:p>
      <text:h text:style-name="P27" text:outline-level="3"><text:bookmark-start text:name="__RefHeading__1067_1709361289"/>Игровая механика: Время<text:bookmark-end text:name="__RefHeading__1067_1709361289"/></text:h>
      <text:p text:style-name="P16">Ощущение времени</text:p>
      <text:p text:style-name="P15">Игрока олицетворяет нематериальный разум космонавта, попавшего в область аномалии. Его восприятие теперь весьма отличается от человеческого. Одним из важных отличий является ощущение времени, которым можно управлять. Иными словами, можно субъективно ускорить или замедлить течение времени в определенных рамках. Ускорение бывает полезно, когда летишь с досветовой скоростью в дальнюю точку местного региона. (<text:span text:style-name="T8">TBD: иное ощущение времени. Проверить необходимость, установить законы изменения.</text:span>)</text:p>
      <text:p text:style-name="P16">Временная энтропия</text:p>
      <text:p text:style-name="Standard">Время имеет релятивистскую природу. Согласно Специальной Теории Относительности, время идет медленнее для тех, кто движется со скоростью, близкой к скорости света, а также вблизи массивных тел с большой гравитацией. В игре влияние этих эффектов передается через временную энтропию, присущую каждому объекту. (<text:span text:style-name="T8">TBD: так ли это? В материалах энтропия возникает только при перемещении объекта назад в прошлое.</text:span>) Разделяются понятия внешний объект и собственный объект по отношению к игроку. Собственный объект — это объект, к которому привязан игрок. Все остальные объекты считаются внешними. В обычной ситуации временная энтропия внешних объектов нарастает так же, как и временная энтропия собственных объектов. Если же какие-то объекты попадают в особые условия, энтропия внешних и собственных объектов ведет себя по-разному.</text:p>
      <text:list xml:id="list2106426015" text:style-name="L2">
        <text:list-item>
          <text:p text:style-name="P24">Собственный объект движется с околосветовой скоростью.</text:p>
        </text:list-item>
      </text:list>
      <text:list xml:id="list779823707" text:style-name="L3">
        <text:list-item>
          <text:p text:style-name="P25">Его временная энтропия нарастает по обычному закону.</text:p>
        </text:list-item>
        <text:list-item>
          <text:p text:style-name="P25">Временная энтропия внешних объектов растет быстрее, и время внешнего мира тоже ускоряется, то есть, все процессы идут быстрее.</text:p>
        </text:list-item>
      </text:list>
      <text:list xml:id="list1277936494" text:continue-list="list2106426015" text:style-name="L2">
        <text:list-item>
          <text:p text:style-name="P24">Внешний объект движется с околосветовой скоростью.</text:p>
        </text:list-item>
      </text:list>
      <text:list xml:id="list971684720" text:continue-list="list779823707" text:style-name="L3">
        <text:list-item>
          <text:p text:style-name="P25">Его временная энтропия нарастает медленнее.</text:p>
        </text:list-item>
        <text:list-item>
          <text:p text:style-name="P25">Его внутреннее время идет медленнее.</text:p>
        </text:list-item>
      </text:list>
      <text:list xml:id="list1492529603" text:continue-list="list1277936494" text:style-name="L2">
        <text:list-item>
          <text:p text:style-name="P24">Собственный объект движется с околосветовой скоростью и некий обособленный внешний объект движется с околосветовой скоростью.</text:p>
        </text:list-item>
      </text:list>
      <text:list xml:id="list1420642539" text:continue-list="list971684720" text:style-name="L3">
        <text:list-item>
          <text:p text:style-name="P25">(<text:span text:style-name="T8">TBD</text:span>) Вероятно, все то же самое, что и в пункте 1, но энтропия обособленного внешнего объекта ведет себя так же, как если бы он был собственным в тех же условиях.</text:p>
        </text:list-item>
      </text:list>
      <text:list xml:id="list122256926" text:continue-list="list1492529603" text:style-name="L2">
        <text:list-item>
          <text:p text:style-name="P24">Ускорение или замедление субъективного времени игрока в целом приводит к одинаковому замедлению или ускорению любых мировых процессов, но не вносит разницу между законами нарастания временной энтропии собственных и внешних объектов. Все процессы друг относительно друга протекают в тех же соотношениях.</text:p>
        </text:list-item>
      </text:list>
      <text:p text:style-name="Standard"><text:soft-page-break/>Имеются понятия смещенный и несмещенный объект. Смещенный — это объект, отправленный из своего времени назад или вперед.</text:p>
      <text:list xml:id="list1451961945" text:style-name="L4">
        <text:list-item>
          <text:p text:style-name="P26">Временная энтропия несмещенного объекта равна его возрасту и предела не имеет.</text:p>
        </text:list-item>
        <text:list-item>
          <text:p text:style-name="P26">(<text:span text:style-name="T8">TBD</text:span>) Временная энтропия смещенного назад объекта. Видимо, имеет предел, зависящий от расстояния, на которое объект смещен.</text:p>
        </text:list-item>
        <text:list-item>
          <text:p text:style-name="P26">(<text:span text:style-name="T8">TBD</text:span>) Временная энтропия смещенных вперед объектов.</text:p>
        </text:list-item>
      </text:list>
      <text:p text:style-name="P17">Путешествия во времени</text:p>
      <text:p text:style-name="Standard">(<text:span text:style-name="T8">TBD</text:span>)</text:p>
      <text:p text:style-name="Комментарий">Описание физической модели игрового мира, ее законов и их отображения в игру. Наиболее важные моменты, которые должны быть</text:p>
      <text:list xml:id="list917411509" text:continue-list="list92156511" text:style-name="WW8Num46">
        <text:list-item>
          <text:p text:style-name="P29">Перемещения </text:p>
        </text:list-item>
        <text:list-item>
          <text:p text:style-name="P29">Боевые действия </text:p>
        </text:list-item>
        <text:list-item>
          <text:p text:style-name="P29">Общие, наиболее важные формулы</text:p>
        </text:list-item>
      </text:list>
      <text:p text:style-name="Комментарий">Если проект пропагандирует «продвинутую» физическую модель, укажите, какие явления будут смоделированы в игре (повреждения, столкновения и т.д.). </text:p>
      <text:h text:style-name="Heading_20_2" text:outline-level="2"><text:bookmark-start text:name="__RefHeading__46_113153493"/>Персонаж игрока<text:bookmark-end text:name="__RefHeading__46_113153493"/></text:h>
      <text:p text:style-name="Комментарий">Описание «аватара» игрока (или характерных персонажей) в игровом мире, если это уместно. Этот раздел должен быть наиболее развернут для <text:span text:style-name="T3">RPG</text:span>. <text:s/></text:p>
      <text:h text:style-name="Heading_20_2" text:outline-level="2"><text:bookmark-end text:name="_Ref46138253"/><text:bookmark-end text:name="_Ref46138307"/><text:bookmark-end text:name="_Ref46138349"/><text:bookmark-end text:name="_Ref46138365"/><text:bookmark-start text:name="_Ref46313435"/><text:bookmark-start text:name="_Ref46313460"/><text:bookmark-start text:name="__RefHeading__48_113153493"/>Элементы игры<text:bookmark-end text:name="_Ref46313435"/><text:bookmark-end text:name="_Ref46313460"/><text:bookmark-end text:name="__RefHeading__48_113153493"/></text:h>
      <text:p text:style-name="Комментарий">Этот раздел составляет описание всех элементов, которые встречаются в игре. Так, например, в этом разделе самое место подробно описать следующие игровые элементы (в зависимости от жанра): </text:p>
      <text:list xml:id="list410983630" text:continue-numbering="true" text:style-name="WW8Num46">
        <text:list-item>
          <text:p text:style-name="P29">Юниты и строения – <text:span text:style-name="T3">RTS</text:span>, <text:span text:style-name="T3">TBS</text:span></text:p>
        </text:list-item>
        <text:list-item>
          <text:p text:style-name="P29">Предметы (<text:span text:style-name="T3">items</text:span>) – <text:span text:style-name="T3">RTS</text:span>, <text:span text:style-name="T3">RPG</text:span></text:p>
        </text:list-item>
        <text:list-item>
          <text:p text:style-name="P29">Оружие – <text:span text:style-name="T3">FPS</text:span>, <text:span text:style-name="T3">RPG</text:span></text:p>
        </text:list-item>
        <text:list-item>
          <text:p text:style-name="P29"><text:span text:style-name="T3">NPC </text:span>и персонажи</text:p>
        </text:list-item>
        <text:list-item>
          <text:p text:style-name="P29">Транспортные средства<text:span text:style-name="T3"> – simulators</text:span></text:p>
        </text:list-item>
        <text:list-item>
          <text:p text:style-name="P29">Карты </text:p>
        </text:list-item>
        <text:list-item>
          <text:p text:style-name="P29">другое</text:p>
        </text:list-item>
      </text:list>
      <text:p text:style-name="Комментарий">При описании этих элементов укажите их назначение (смысл), влияние на игровой мир и игрока, параметры и особенности и вообще все, что существенно для этих элементов.</text:p>
      <text:h text:style-name="Heading_20_2" text:outline-level="2"><text:bookmark-start text:name="__RefHeading__50_113153493"/>«Искусственный интеллект»<text:bookmark-end text:name="__RefHeading__50_113153493"/></text:h>
      <text:p text:style-name="Комментарий">Опишите общие принципы, характеризующие <text:span text:style-name="T3">AI</text:span> в игре – какое поведение он затрагивает, каких персонажей. </text:p>
      <text:p text:style-name="Комментарий">С одной стороны, данный раздел не должен иметь технических деталей, а с другой – не выродиться в нечто подобное «наш <text:span text:style-name="T3">AI</text:span> – самый умный <text:span text:style-name="T3">AI</text:span> в мире».</text:p>
      <text:h text:style-name="Heading_20_2" text:outline-level="2"><text:bookmark-start text:name="__RefHeading__52_113153493"/><text:soft-page-break/>Многопользовательский режим<text:bookmark-end text:name="__RefHeading__52_113153493"/></text:h>
      <text:p text:style-name="Комментарий">Описание многопользовательского режима:</text:p>
      <text:list xml:id="list345296833" text:continue-numbering="true" text:style-name="WW8Num46">
        <text:list-item>
          <text:p text:style-name="P29">«Жанр» - <text:span text:style-name="T3">deathmatch</text:span>, <text:span text:style-name="T3">ctf</text:span> или другое</text:p>
        </text:list-item>
        <text:list-item>
          <text:p text:style-name="P29">Количество игроков</text:p>
        </text:list-item>
        <text:list-item>
          <text:p text:style-name="P29">Характеристика действий игрока и доступных игровых элементов, в отличие от описанных выше</text:p>
        </text:list-item>
        <text:list-item>
          <text:p text:style-name="P29">Общие сведения об организации многопользовательского режима (способ соединения, организация сеансов)</text:p>
        </text:list-item>
      </text:list>
      <text:p text:style-name="Комментарий">Если многопользовательский режим является основным для игры – четко объявите об этом в концепции и излагайте весь материал в предыдущих разделах с оглядкой на это. В этом случае данный раздел содержит несколько технический смысл, но с точки зрения игрока.</text:p>
      <text:h text:style-name="Heading_20_2" text:outline-level="2"><text:bookmark-start text:name="__RefHeading__54_113153493"/><text:bookmark-start text:name="_Ref46138749"/>Интерфейс пользователя<text:bookmark-end text:name="_Ref46138749"/> <text:bookmark-end text:name="__RefHeading__54_113153493"/></text:h>
      <text:h text:style-name="P28" text:outline-level="3"><text:bookmark-start text:name="__RefHeading__56_113153493"/>Блок-схема<text:bookmark-end text:name="__RefHeading__56_113153493"/></text:h>
      <text:p text:style-name="Комментарий">Приведите схему навигации по меню игрового интерфейса и <text:s/>оболочки игры. Здесь же можно привести и эскизы экранных форм.</text:p>
      <text:h text:style-name="P28" text:outline-level="3"><text:bookmark-start text:name="__RefHeading__58_113153493"/>Функциональное описание и управление<text:bookmark-end text:name="__RefHeading__58_113153493"/></text:h>
      <text:p text:style-name="Комментарий">Здесь, фактически, раскрывается функциональность интерфейса, каждого его экрана, а также воздействия на игру вызываемых действий.</text:p>
      <text:h text:style-name="P28" text:outline-level="3"><text:bookmark-start text:name="__RefHeading__60_113153493"/>Объекты интерфейса пользователя<text:bookmark-end text:name="__RefHeading__60_113153493"/></text:h>
      <text:p text:style-name="Комментарий">Данный раздел должен классифицировать «кирпичики», из которых строится интерфейс пользователя. Если интерфейсные элементы стандартны (кнопка, <text:span text:style-name="T3">check</text:span> <text:span text:style-name="T3">box</text:span>) их достаточно просто перечислить. Если же элементы нестандартны, их поведение следует подробно описать.</text:p>
      <text:h text:style-name="Heading_20_2" text:outline-level="2"><text:bookmark-start text:name="__RefHeading__62_113153493"/>Графика и видео<text:bookmark-end text:name="__RefHeading__62_113153493"/></text:h>
      <text:p text:style-name="Комментарий">Данный раздел должен дать представление о характере и составе визуальной части игры и всех связанных с этим вопросах. Базируясь на предыдущих разделах, здесь описываются все элементы, которые должны быть созданы и которые можно будет увидеть в игре.</text:p>
      <text:p text:style-name="Комментарий">Целью данного раздела является не столько детально описать графические элементы, сколько сложить общее представление о характере и объеме графики.</text:p>
      <text:h text:style-name="P28" text:outline-level="3"><text:bookmark-start text:name="__RefHeading__64_113153493"/>Общее описание<text:bookmark-end text:name="__RefHeading__64_113153493"/></text:h>
      <text:p text:style-name="Комментарий">Здесь приведите общую информацию о графике игры:</text:p>
      <text:list xml:id="list321297965" text:continue-numbering="true" text:style-name="WW8Num46">
        <text:list-item>
          <text:p text:style-name="P29">Техническое исполнение (3<text:span text:style-name="T3">D</text:span>, 2<text:span text:style-name="T3">D</text:span>, текстовая <text:span text:style-name="T6"></text:span>)</text:p>
        </text:list-item>
        <text:list-item>
          <text:p text:style-name="P29">Стилистика, атмосфера и палитра</text:p>
        </text:list-item>
        <text:list-item>
          <text:p text:style-name="P29">Другие общие сведения </text:p>
        </text:list-item>
      </text:list>
      <text:h text:style-name="P28" text:outline-level="3"><text:bookmark-start text:name="__RefHeading__66_113153493"/>Двумерная графика и анимация<text:bookmark-end text:name="__RefHeading__66_113153493"/></text:h>
      <text:p text:style-name="Комментарий">В этом разделе приведите всю необходимую базовую информацию о 2<text:span text:style-name="T3">D</text:span> графике, которая должна быть разработана:</text:p>
      <text:list xml:id="list195462756" text:continue-numbering="true" text:style-name="WW8Num46">
        <text:list-item>
          <text:p text:style-name="P29"><text:soft-page-break/>Интерфейс</text:p>
        </text:list-item>
        <text:list-item>
          <text:p text:style-name="P29">Эффекты</text:p>
        </text:list-item>
      </text:list>
      <text:p text:style-name="Комментарий">Если игра не 3<text:span text:style-name="T3">D</text:span>, то здесь же описывается и основная игровая графика:</text:p>
      <text:list xml:id="list1412525680" text:continue-numbering="true" text:style-name="WW8Num46">
        <text:list-item>
          <text:p text:style-name="P29">Персонажи, строения и юниты.</text:p>
        </text:list-item>
        <text:list-item>
          <text:p text:style-name="P29">Игровой мир (ландшафты и статические объекты)</text:p>
        </text:list-item>
      </text:list>
      <text:h text:style-name="P28" text:outline-level="3"><text:bookmark-start text:name="__RefHeading__68_113153493"/>Трехмерная графика и анимация<text:bookmark-end text:name="__RefHeading__68_113153493"/></text:h>
      <text:p text:style-name="Комментарий">В данном разделе перечислите и очень кратко охарактеризуйте все элементы игры, которые должны быть созданы, возможно, сгруппировав отдельные составляющие:</text:p>
      <text:list xml:id="list2148046211" text:style-name="WW8Num80">
        <text:list-item>
          <text:p text:style-name="P30">3<text:span text:style-name="T3">D </text:span>модели</text:p>
        </text:list-item>
        <text:list-item>
          <text:p text:style-name="P30">текстуры</text:p>
        </text:list-item>
        <text:list-item>
          <text:p text:style-name="P30">анимации</text:p>
        </text:list-item>
      </text:list>
      <text:h text:style-name="P28" text:outline-level="3"><text:bookmark-start text:name="_Ref46138327"/><text:bookmark-start text:name="_Ref46138337"/><text:bookmark-start text:name="__RefHeading__70_113153493"/>Анимационные вставки<text:bookmark-end text:name="_Ref46138327"/><text:bookmark-end text:name="_Ref46138337"/><text:bookmark-end text:name="__RefHeading__70_113153493"/></text:h>
      <text:p text:style-name="Комментарий">Данный раздел должен дать информацию о составе и характере роликов игры, а именно:</text:p>
      <text:list xml:id="list1521212361" text:style-name="WW8Num14">
        <text:list-item>
          <text:p text:style-name="P31">Перечень и их расположение в игре (начальный ролик, финальный ролик, ролики миссий и т.д.)</text:p>
        </text:list-item>
        <text:list-item>
          <text:p text:style-name="P31">Характер исполнения (на «движке» игры или отдельная анимация)</text:p>
        </text:list-item>
        <text:list-item>
          <text:p text:style-name="P31">Содержание – без детального сценария, только общий смысл, а также примерную продолжительность. </text:p>
        </text:list-item>
      </text:list>
      <text:p text:style-name="Комментарий">Если планируется использование видеосъемок, обязательно это укажите.</text:p>
      <text:h text:style-name="Heading_20_2" text:outline-level="2"><text:bookmark-start text:name="__RefHeading__72_113153493"/>Звуки и музыка <text:bookmark-end text:name="__RefHeading__72_113153493"/></text:h>
      <text:h text:style-name="P28" text:outline-level="3"><text:bookmark-start text:name="__RefHeading__74_113153493"/>Общее описание<text:bookmark-end text:name="__RefHeading__74_113153493"/></text:h>
      <text:p text:style-name="Комментарий">В этом разделе разместите общую информацию о звуковом воплощении игры: характер музыкальных тем, создаваемое настроение, насыщенность мира звуками и другое, что важно для понимания роли аудио-составляющей игры.</text:p>
      <text:h text:style-name="P28" text:outline-level="3"><text:bookmark-start text:name="__RefHeading__76_113153493"/>Звук и звуковые эффекты<text:bookmark-end text:name="__RefHeading__76_113153493"/></text:h>
      <text:p text:style-name="Комментарий">Здесь перечислите те звуковые эффекты, которые буду созданы и использованы в игре, их привязку к объектам игрового мира из предыдущих разделов. Не забудьте рассмотреть состав звуковых данных для:</text:p>
      <text:list xml:id="list1883805885" text:style-name="WW8Num48">
        <text:list-item>
          <text:p text:style-name="P32">Интерфейса</text:p>
        </text:list-item>
        <text:list-item>
          <text:p text:style-name="P32">Спецэффектов</text:p>
        </text:list-item>
        <text:list-item>
          <text:p text:style-name="P32">Игровых объектов</text:p>
        </text:list-item>
        <text:list-item>
          <text:p text:style-name="P32">Диалогов и анимационных вставок</text:p>
        </text:list-item>
      </text:list>
      <text:h text:style-name="P28" text:outline-level="3"><text:bookmark-start text:name="__RefHeading__78_113153493"/>Музыка<text:bookmark-end text:name="__RefHeading__78_113153493"/></text:h>
      <text:p text:style-name="Комментарий">В этом разделе приведите информацию о составе и общем содержании музыкальных треков игры. Не забудьте упомянуть, какие музыкальные фрагменты сопровождают:</text:p>
      <text:list xml:id="list472883730" text:style-name="WW8Num37">
        <text:list-item>
          <text:p text:style-name="P33">Главный интерфейс новой игры</text:p>
        </text:list-item>
        <text:list-item>
          <text:p text:style-name="P33">Состав музыкального сопровождения роликов</text:p>
        </text:list-item>
        <text:list-item>
          <text:p text:style-name="P33"><text:soft-page-break/>Состав тем по уровням игры или их связь</text:p>
        </text:list-item>
        <text:list-item>
          <text:p text:style-name="P33">Особенные фрагменты – <text:span text:style-name="T3">action</text:span>, отрицательный финал или другое</text:p>
        </text:list-item>
      </text:list>
      <text:h text:style-name="Heading_20_2" text:outline-level="2"><text:bookmark-start text:name="_Ref46138254"/><text:bookmark-start text:name="__RefHeading__80_113153493"/>Описание уровней<text:bookmark-end text:name="_Ref46138254"/><text:bookmark-end text:name="__RefHeading__80_113153493"/></text:h>
      <text:h text:style-name="P28" text:outline-level="3"><text:bookmark-start text:name="__RefHeading__82_113153493"/>Общее описание дизайна уровней<text:bookmark-end text:name="__RefHeading__82_113153493"/></text:h>
      <text:p text:style-name="Комментарий">Так как детальная проработка уровней является одним из процессов разработке игры, укажите здесь лишь ключевые особенности или требования по дизайну уровней, а также их состав и связь с сюжетом игры.</text:p>
      <text:h text:style-name="P28" text:outline-level="3"><text:bookmark-start text:name="__RefHeading__84_113153493"/>Диаграмма взаимного расположения уровней<text:bookmark-end text:name="__RefHeading__84_113153493"/></text:h>
      <text:p text:style-name="Комментарий">В данном разделе имеет смысл описать примерное соотношение локаций игры. Для линейно-последовательной схемы уровней данный раздел превращается в простой их перечень. Если в игре имеются «особые места», важные для сюжета или игрового процесса – здесь их необходимо упомянуть.</text:p>
      <text:h text:style-name="P28" text:outline-level="3"><text:bookmark-start text:name="__RefHeading__86_113153493"/>График введения новых объектов<text:bookmark-end text:name="__RefHeading__86_113153493"/></text:h>
      <text:p text:style-name="Комментарий">Содержание этого раздела относится к балансу игры и здесь нужно раскрыть общее построение усложнения игры или ее развития и поддержания интереса.</text:p>
      <text:p text:style-name="Standard"/>
      <text:p text:style-name="Standard"/>
      <text:p text:style-name="Standard"/>
      <text:h text:style-name="Heading_20_1" text:outline-level="1"><text:bookmark-start text:name="_Ref46203425"/><text:bookmark-start text:name="_Ref46203442"/><text:bookmark-start text:name="__RefHeading__88_113153493"/>Контакты<text:bookmark-end text:name="_Ref46203425"/><text:bookmark-end text:name="_Ref46203442"/><text:bookmark-end text:name="__RefHeading__88_113153493"/></text:h>
      <text:p text:style-name="Комментарий">Перечислите имена и фамилии лиц, с которыми можно связаться для ведения переговоров или уточнения отдельных вопросов. Не забудьте указать как телефоны, так и <text:span text:style-name="T3">e</text:span>-<text:span text:style-name="T3">mail</text:span>. 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Контактные лица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Телефоны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<text:span text:style-name="T3">E</text:span>-<text:span text:style-name="T3">mail</text:span>:</text:p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1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Адрес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Сайт:</text:p>
          </table:table-cell>
          <table:table-cell table:style-name="Таблица3.A1" office:value-type="string">
            <text:p text:style-name="P9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text-align="justify" style:justify-single-word="false" fo:orphans="2" fo:widows="2" style:writing-mode="lr-tb"/>
      <style:text-properties style:use-window-font-color="true" style:font-name="Verdana" fo:font-size="10pt" fo:language="ru" fo:country="RU" style:font-name-asian="Times New Roman" style:font-size-asian="10pt" style:font-name-complex="Verdana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63cm" fo:margin-right="0cm" fo:margin-top="0.423cm" fo:margin-bottom="0.106cm" fo:text-align="start" style:justify-single-word="false" fo:text-indent="-0.63cm" style:auto-text-indent="false" fo:break-before="page" fo:background-color="#e0e0e0" fo:keep-with-next="always">
        <style:background-image/>
      </style:paragraph-properties>
      <style:text-properties fo:font-size="14pt" style:letter-kerning="true" style:font-size-asian="14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39cm" fo:margin-right="0cm" fo:margin-top="0.423cm" fo:margin-bottom="0.423cm" fo:text-align="start" style:justify-single-word="false" fo:text-indent="-0.76cm" style:auto-text-indent="false" fo:background-color="#f3f3f3" fo:keep-with-next="always">
        <style:background-image/>
      </style:paragraph-properties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.161cm" fo:margin-right="0cm" fo:margin-top="0.423cm" fo:margin-bottom="0.106cm" fo:text-align="start" style:justify-single-word="false" fo:text-indent="-0.891cm" style:auto-text-indent="false"/>
      <style:text-properties fo:font-weight="bold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" style:list-style-name="WW8Num62" style:class="text">
      <style:paragraph-properties fo:keep-with-next="always"/>
      <style:text-properties style:font-name="Arial" fo:font-size="12pt" fo:font-weight="normal" style:font-size-asian="12pt" style:font-weight-asian="normal" style:font-name-complex="Arial" style:font-size-complex="14pt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3366ff" fo:font-size="12pt" style:font-size-asian="12pt"/>
    </style:style>
    <style:style style:name="Список_20__28_нумерованный_29_" style:display-name="Список (нумерованный)" style:family="paragraph" style:parent-style-name="Standard" style:list-style-name="WW8Num54">
      <style:paragraph-properties fo:margin-top="0cm" fo:margin-bottom="0cm"/>
    </style:style>
    <style:style style:name="Список_20__28_маркированный_29_" style:display-name="Список (маркированный)" style:family="paragraph" style:parent-style-name="Список_20__28_нумерованный_29_" style:list-style-name="WW8Num75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" style:family="paragraph" style:parent-style-name="Standard" style:class="extra">
      <style:paragraph-properties fo:margin-top="0cm" fo:margin-bottom="0cm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="100%" fo:margin-left="0.951cm" fo:margin-right="0cm" fo:margin-top="0cm" fo:margin-bottom="0cm" fo:text-indent="0cm" style:auto-text-indent="false"/>
      <style:text-properties style:font-name="Times New Roman" fo:font-weight="bold" style:font-weight-asian="bold" style:font-name-complex="Times New Roman" style:font-size-complex="10pt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.951cm" fo:margin-right="0cm" fo:margin-top="0cm" fo:margin-bottom="0.212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Надпись" style:family="paragraph" style:parent-style-name="Table">
      <style:paragraph-properties style:line-height-at-least="0.423cm" fo:text-align="center" style:justify-single-word="false"/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Шапка_20_таблицы" style:display-name="Шапка таблицы" style:family="paragraph" style:parent-style-name="Table" style:next-style-name="Table">
      <style:paragraph-properties fo:keep-with-next="always"/>
      <style:text-properties fo:font-weight="bold" style:font-weight-asian="bold"/>
    </style:style>
    <style:style style:name="Комментарий" style:family="paragraph" style:parent-style-name="Standard" style:next-style-name="Standard"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3z0" style:family="text">
      <style:text-properties fo:color="#000000" style:font-name="Verdana" fo:font-size="10pt" style:font-size-asian="10pt" style:font-name-complex="Verdana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9z0" style:family="text">
      <style:text-properties fo:color="#000000" style:font-name="Symbol" fo:font-size="8pt" style:font-size-asian="8pt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6z0" style:family="text">
      <style:text-properties fo:color="#000000" style:font-name="Symbol" fo:font-size="8pt" style:font-size-asian="8pt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32z0" style:family="text">
      <style:text-properties fo:color="#000000" style:font-name="Symbol" fo:font-size="8pt" style:font-size-asian="8pt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fo:color="#000000" style:font-name="Symbol" fo:font-size="8pt" style:font-size-asian="8pt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4z0" style:family="text">
      <style:text-properties fo:color="#000000" style:font-name="Symbol" fo:font-size="8pt" style:font-size-asian="8pt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4z3" style:family="text">
      <style:text-properties style:font-name="Symbol" style:font-name-complex="Symbol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50z0" style:family="text">
      <style:text-properties fo:color="#000000" style:font-name="Verdana" fo:font-size="10pt" style:font-size-asian="10pt" style:font-name-complex="Verdana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0z3" style:family="text">
      <style:text-properties style:font-name="Symbol" style:font-name-complex="Symbol"/>
    </style:style>
    <style:style style:name="WW8Num51z0" style:family="text">
      <style:text-properties fo:color="#000000" style:font-name="Symbol" fo:font-size="8pt" style:font-size-asian="8pt" style:font-name-complex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1z3" style:family="text">
      <style:text-properties style:font-name="Symbol" style:font-name-complex="Symbol"/>
    </style:style>
    <style:style style:name="WW8Num52z0" style:family="text">
      <style:text-properties fo:color="#000000" style:font-name="Symbol" fo:font-size="8pt" style:font-size-asian="8pt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2z3" style:family="text">
      <style:text-properties style:font-name="Symbol" style:font-name-complex="Symbol"/>
    </style:style>
    <style:style style:name="WW8Num55z0" style:family="text">
      <style:text-properties style:font-name="Symbol" style:font-name-complex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 style:font-name-complex="Wingdings"/>
    </style:style>
    <style:style style:name="WW8Num58z0" style:family="text">
      <style:text-properties fo:color="#000000" style:font-name="Symbol" fo:font-size="8pt" style:font-size-asian="8pt" style:font-name-complex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8z3" style:family="text">
      <style:text-properties style:font-name="Symbol" style:font-name-complex="Symbol"/>
    </style:style>
    <style:style style:name="WW8Num59z0" style:family="text">
      <style:text-properties fo:color="#000000" style:font-name="Symbol" fo:font-size="8pt" style:font-size-asian="8pt" style:font-name-complex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 style:font-name-complex="Wingdings"/>
    </style:style>
    <style:style style:name="WW8Num59z3" style:family="text">
      <style:text-properties style:font-name="Symbol" style:font-name-complex="Symbol"/>
    </style:style>
    <style:style style:name="WW8Num60z0" style:family="text">
      <style:text-properties fo:color="#000000" style:font-name="Symbol" fo:font-size="8pt" style:font-size-asian="8pt" style:font-name-complex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 style:font-name-complex="Wingdings"/>
    </style:style>
    <style:style style:name="WW8Num60z3" style:family="text">
      <style:text-properties style:font-name="Symbol" style:font-name-complex="Symbol"/>
    </style:style>
    <style:style style:name="WW8Num63z0" style:family="text">
      <style:text-properties fo:color="#000000" style:font-name="Symbol" fo:font-size="8pt" style:font-size-asian="8pt" style:font-name-complex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 style:font-name-complex="Wingdings"/>
    </style:style>
    <style:style style:name="WW8Num63z3" style:family="text">
      <style:text-properties style:font-name="Symbol" style:font-name-complex="Symbol"/>
    </style:style>
    <style:style style:name="WW8Num65z0" style:family="text">
      <style:text-properties fo:color="#000000" style:font-name="Verdana" fo:font-size="10pt" style:font-size-asian="10pt" style:font-name-complex="Verdana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 style:font-name-complex="Wingdings"/>
    </style:style>
    <style:style style:name="WW8Num65z3" style:family="text">
      <style:text-properties style:font-name="Symbol" style:font-name-complex="Symbol"/>
    </style:style>
    <style:style style:name="WW8Num66z0" style:family="text">
      <style:text-properties fo:color="#000000" style:font-name="Symbol" fo:font-size="8pt" style:font-size-asian="8pt" style:font-name-complex="Symbol"/>
    </style:style>
    <style:style style:name="WW8Num66z1" style:family="text">
      <style:text-properties style:font-name="Courier New" style:font-name-complex="Courier New"/>
    </style:style>
    <style:style style:name="WW8Num66z2" style:family="text">
      <style:text-properties style:font-name="Wingdings" style:font-name-complex="Wingdings"/>
    </style:style>
    <style:style style:name="WW8Num66z3" style:family="text">
      <style:text-properties style:font-name="Symbol" style:font-name-complex="Symbol"/>
    </style:style>
    <style:style style:name="WW8Num67z0" style:family="text">
      <style:text-properties style:font-name="Symbol" style:font-name-complex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 style:font-name-complex="Wingdings"/>
    </style:style>
    <style:style style:name="WW8Num68z0" style:family="text">
      <style:text-properties style:font-name="Symbol" style:font-name-complex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 style:font-name-complex="Wingdings"/>
    </style:style>
    <style:style style:name="WW8Num72z0" style:family="text">
      <style:text-properties style:font-name="Symbol" style:font-name-complex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 style:font-name-complex="Wingdings"/>
    </style:style>
    <style:style style:name="WW8Num73z0" style:family="text">
      <style:text-properties style:font-name="Symbol" fo:font-size="10pt" style:font-size-asian="10pt" style:font-name-complex="Symbol"/>
    </style:style>
    <style:style style:name="WW8Num73z1" style:family="text">
      <style:text-properties style:font-name="Courier New" fo:font-size="10pt" style:font-size-asian="10pt" style:font-name-complex="Courier New"/>
    </style:style>
    <style:style style:name="WW8Num73z2" style:family="text">
      <style:text-properties style:font-name="Wingdings" fo:font-size="10pt" style:font-size-asian="10pt" style:font-name-complex="Wingdings"/>
    </style:style>
    <style:style style:name="WW8Num74z0" style:family="text">
      <style:text-properties fo:color="#000000" style:font-name="Verdana" fo:font-size="10pt" style:font-size-asian="10pt" style:font-name-complex="Verdana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 style:font-name-complex="Wingdings"/>
    </style:style>
    <style:style style:name="WW8Num74z3" style:family="text">
      <style:text-properties style:font-name="Symbol" style:font-name-complex="Symbol"/>
    </style:style>
    <style:style style:name="WW8Num75z0" style:family="text">
      <style:text-properties style:font-name="Wingdings" style:font-name-complex="Wingdings"/>
    </style:style>
    <style:style style:name="WW8Num78z0" style:family="text">
      <style:text-properties fo:color="#000000" style:font-name="Symbol" fo:font-size="8pt" style:font-size-asian="8pt" style:font-name-complex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 style:font-name-complex="Wingdings"/>
    </style:style>
    <style:style style:name="WW8Num78z3" style:family="text">
      <style:text-properties style:font-name="Symbol" style:font-name-complex="Symbol"/>
    </style:style>
    <style:style style:name="WW8Num80z0" style:family="text">
      <style:text-properties style:font-name="Symbol" style:font-name-complex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 style:font-name-complex="Wingdings"/>
    </style:style>
    <style:style style:name="WW8Num81z0" style:family="text">
      <style:text-properties style:font-name="Symbol" style:font-name-complex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 style:font-name-complex="Wingdings"/>
    </style:style>
    <style:style style:name="WW8Num83z0" style:family="text">
      <style:text-properties fo:color="#000000" style:font-name="Verdana" fo:font-size="10pt" style:font-size-asian="10pt" style:font-name-complex="Verdana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 style:font-name-complex="Wingdings"/>
    </style:style>
    <style:style style:name="WW8Num83z3" style:family="text">
      <style:text-properties style:font-name="Symbol" style:font-name-complex="Symbol"/>
    </style:style>
    <style:style style:name="WW8Num84z0" style:family="text">
      <style:text-properties style:font-name="Verdana" style:font-name-complex="Verdana"/>
    </style:style>
    <style:style style:name="WW8Num84z1" style:family="text">
      <style:text-properties style:font-name="Courier New" style:font-name-complex="Courier New"/>
    </style:style>
    <style:style style:name="WW8Num84z2" style:family="text">
      <style:text-properties style:font-name="Wingdings" style:font-name-complex="Wingdings"/>
    </style:style>
    <style:style style:name="WW8Num84z3" style:family="text">
      <style:text-properties style:font-name="Symbol" style:font-name-complex="Symbol"/>
    </style:style>
    <style:style style:name="WW8Num85z0" style:family="text">
      <style:text-properties style:font-name="Symbol" style:font-name-complex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1cm" fo:text-indent="-0.318cm" fo:margin-left="4.7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1cm" fo:text-indent="-0.318cm" fo:margin-left="8.5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1cm" fo:text-indent="-0.318cm" fo:margin-left="12.3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605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7.112cm" fo:text-indent="-0.762cm" fo:margin-left="7.11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8.255cm" fo:text-indent="-0.889cm" fo:margin-left="7.87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8.89cm" fo:text-indent="-1.547cm" fo:margin-left="8.76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16cm" fo:text-indent="-1.397cm" fo:margin-left="9.65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795cm" fo:text-indent="-1.651cm" fo:margin-left="10.54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065cm" fo:text-indent="-1.905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12.31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2.54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889cm" fo:margin-left="5.96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6.85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7.74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651cm" fo:margin-left="8.63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905cm" fo:margin-left="9.52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10.41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547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985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255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text:style-name="WW8Num5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221cm" fo:text-indent="-0.635cm" fo:margin-left="2.221cm"/>
        </style:list-level-properties>
        <style:text-properties style:font-name="Symbol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761cm" fo:text-indent="-0.635cm" fo:margin-left="4.761cm"/>
        </style:list-level-properties>
        <style:text-properties style:font-name="Wingdings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571cm" fo:text-indent="-0.635cm" fo:margin-left="8.571cm"/>
        </style:list-level-properties>
        <style:text-properties style:font-name="Wingdings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381cm" fo:text-indent="-0.635cm" fo:margin-left="12.3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bullet text:level="1" text:style-name="WW8Num5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bullet text:level="1" text:style-name="WW8Num5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bullet text:level="1" text:style-name="WW8Num60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number text:level="1" text:style-name="WW8Num65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bullet text:level="1" text:style-name="WW8Num66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text:style-name="WW8Num7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7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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bullet text:level="1" text:style-name="WW8Num7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number text:level="1" text:style-name="WW8Num8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number text:level="1" text:style-name="WW8Num8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5" style:family="table">
      <style:table-properties style:width="16.88cm" fo:margin-left="-0.191cm" table:align="left" style:writing-mode="lr-tb"/>
    </style:style>
    <style:style style:name="Таблица5.A" style:family="table-column">
      <style:table-column-properties style:column-width="8.44cm"/>
    </style:style>
    <style:style style:name="Таблица5.1" style:family="table-row">
      <style:table-row-properties style:min-row-height="0.318cm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4" style:family="table">
      <style:table-properties style:width="16.88cm" fo:margin-left="-0.191cm" table:align="left" style:writing-mode="lr-tb"/>
    </style:style>
    <style:style style:name="Таблица4.A" style:family="table-column">
      <style:table-column-properties style:column-width="7.176cm"/>
    </style:style>
    <style:style style:name="Таблица4.B" style:family="table-column">
      <style:table-column-properties style:column-width="1.588cm"/>
    </style:style>
    <style:style style:name="Таблица4.C" style:family="table-column">
      <style:table-column-properties style:column-width="8.11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Таблица6" style:family="table">
      <style:table-properties style:width="16.88cm" fo:margin-left="-0.191cm" table:align="left" style:writing-mode="lr-tb"/>
    </style:style>
    <style:style style:name="Таблица6.A" style:family="table-column">
      <style:table-column-properties style:column-width="16.88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6.A2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MP1" style:family="paragraph" style:parent-style-name="Table">
      <style:text-properties style:font-size-complex="10pt"/>
    </style:style>
    <style:style style:name="MP2" style:family="paragraph" style:parent-style-name="Table">
      <style:paragraph-properties fo:text-align="end" style:justify-single-word="false"/>
    </style:style>
    <style:style style:name="MP3" style:family="paragraph" style:parent-style-name="Table">
      <style:paragraph-properties style:snap-to-layout-grid="false"/>
    </style:style>
    <style:style style:name="MP4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MP5" style:family="paragraph" style:parent-style-name="Header">
      <style:text-properties fo:language="en" fo:country="US"/>
    </style:style>
    <style:style style:name="MP6" style:family="paragraph">
      <style:paragraph-properties fo:text-align="center" style:writing-mode="lr-tb"/>
    </style:style>
    <style:style style:name="MP7" style:family="paragraph" style:parent-style-name="Table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style:font-size-complex="10pt"/>
    </style:style>
    <style:style style:name="MT3" style:family="text"/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cm" fo:margin-left="0cm" fo:margin-right="0cm" fo:margin-bottom="0.871cm" style:dynamic-spacing="true"/>
      </style:header-style>
      <style:footer-style>
        <style:header-footer-properties fo:min-height="1.919cm" fo:margin-left="0cm" fo:margin-right="0cm" fo:margin-top="1.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8">
      <number:hours/>
      <number:text>:</number:text>
      <number:minute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Таблица5" table:style-name="Таблица5">
          <table:table-column table:style-name="Таблица5.A" table:number-columns-repeated="2"/>
          <table:table-row table:style-name="Таблица5.1">
            <table:table-cell table:style-name="Таблица5.A1" office:value-type="string">
              <text:p text:style-name="MP1">Разработчик <text:span text:style-name="MT1">«Александр Гранин»</text:span></text:p>
            </table:table-cell>
            <table:table-cell table:style-name="Таблица5.A1" office:value-type="string">
              <text:p text:style-name="MP2">Проект <text:span text:style-name="MT1">«BigSpace»</text:span>. <text:span text:style-name="MT2">Дизайн-документ</text:span></text:p>
            </table:table-cell>
          </table:table-row>
        </table:table>
        <text:p text:style-name="Header"/>
      </style:header>
      <style:footer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 table:style-name="Таблица4.1">
            <table:table-cell table:style-name="Таблица4.A1" office:value-type="string">
              <text:p text:style-name="Table">Изменено: <text:date style:data-style-name="N36" text:date-value="2012-09-06T09:05:10.99">06.09.2012</text:date> <text:date style:data-style-name="N108" text:date-value="2012-09-06T09:05:10.99">8:52 AM</text:date></text:p>
            </table:table-cell>
            <table:table-cell table:style-name="Таблица4.A1" office:value-type="string">
              <text:p text:style-name="MP3"/>
            </table:table-cell>
            <table:table-cell table:style-name="Таблица4.A1" office:value-type="string">
              <text:p text:style-name="MP4">Стр. <text:span text:style-name="Page_20_Number"><text:page-number text:select-page="current">15</text:page-number></text:span> из <text:span text:style-name="Page_20_Number"><text:page-count style:num-format="1">15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5"><draw:g text:anchor-type="char" draw:z-index="1" draw:style-name="Mgr1"><draw:rect draw:style-name="Mgr2" draw:text-style-name="MP6" svg:width="16.192cm" svg:height="0.952cm" svg:x="0cm" svg:y="0cm"><text:p/></draw:rect><draw:line draw:style-name="Mgr3" draw:text-style-name="MP6" svg:x1="0cm" svg:y1="0.635cm" svg:x2="16.191cm" svg:y2="0.637cm"><text:p/></draw:line></draw:g><draw:rect text:anchor-type="as-char" draw:z-index="0" draw:style-name="Mgr4" draw:text-style-name="MP6" svg:width="16.193cm" svg:height="0.953cm"><text:p/></draw:rect></text:p>
      </style:header>
      <style:footer>
        <table:table table:name="Таблица6" table:style-name="Таблица6">
          <table:table-column table:style-name="Таблица6.A"/>
          <table:table-row table:style-name="Таблица6.1">
            <table:table-cell table:style-name="Таблица6.A1" office:value-type="string">
              <text:p text:style-name="MP2">Редакция 0.1 от <text:modification-date style:data-style-name="N36">06.09.2012</text:modification-date></text:p>
            </table:table-cell>
          </table:table-row>
          <table:table-row table:style-name="Таблица6.1">
            <table:table-cell table:style-name="Таблица6.A2" office:value-type="string">
              <text:p text:style-name="MP7">(С) Александр Гранин, 2012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лительность игры</dc:title>
    <meta:initial-creator>Грищенко Андрей</meta:initial-creator>
    <meta:creation-date>2003-07-22T11:49:00</meta:creation-date>
    <dc:date>2012-09-06T09:05:11</dc:date>
    <meta:print-date>2003-07-18T14:03:00</meta:print-date>
    <meta:editing-cycles>365</meta:editing-cycles>
    <meta:editing-duration>PT17H36M12S</meta:editing-duration>
    <meta:generator>LibreOffice/3.5$Linux_X86_64 LibreOffice_project/350m1$Build-2</meta:generator>
    <dc:creator>gas </dc:creator>
    <meta:document-statistic meta:table-count="6" meta:image-count="0" meta:object-count="0" meta:page-count="15" meta:paragraph-count="257" meta:word-count="3727" meta:character-count="25920" meta:non-whitespace-character-count="24125"/>
    <meta:user-defined meta:name="Поле 1"/>
    <meta:user-defined meta:name="Поле 2"/>
    <meta:user-defined meta:name="Поле 3"/>
    <meta:user-defined meta:name="Поле 4"/>
  </office:meta>
</office:document-meta>
</file>